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60000000607D270847.png" manifest:media-type="image/png"/>
  <manifest:file-entry manifest:full-path="Pictures/1000020100000100000001003D159A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988" officeooo:paragraph-rsid="001d0988"/>
    </style:style>
    <style:style style:name="P2" style:family="paragraph" style:parent-style-name="Standard">
      <style:text-properties officeooo:rsid="001d0988" officeooo:paragraph-rsid="001d0988"/>
    </style:style>
    <style:style style:name="P3" style:family="paragraph" style:parent-style-name="Standard">
      <style:text-properties officeooo:rsid="001d0988" officeooo:paragraph-rsid="0020480e"/>
    </style:style>
    <style:style style:name="P4" style:family="paragraph" style:parent-style-name="Standard">
      <style:text-properties officeooo:rsid="0020480e" officeooo:paragraph-rsid="002048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o inutile, utilizzato solo per prova.</text:p>
      <text:p text:style-name="P4"/>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draw:frame draw:style-name="fr1" draw:name="Immagine1" text:anchor-type="paragraph" svg:width="9.029cm" svg:height="9.029cm" draw:z-index="0"><draw:image xlink:href="Pictures/1000020100000100000001003D159A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draw:frame draw:style-name="fr1" draw:name="Immagine2" text:anchor-type="paragraph" svg:width="1.947cm" svg:height="1.947cm" draw:z-index="1"><draw:image xlink:href="Pictures/1000000000000060000000607D270847.png" xlink:type="simple" xlink:show="embed" xlink:actuate="onLoad"/></draw:frame></text:p>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20:20:56.761005580</meta:creation-date>
    <dc:date>2014-11-24T23:00:48.870179910</dc:date>
    <meta:editing-duration>PT1H15M33S</meta:editing-duration>
    <meta:editing-cycles>4</meta:editing-cycles>
    <meta:generator>LibreOffice/4.2.7.2$Linux_X86_64 LibreOffice_project/420m0$Build-2</meta:generator>
    <meta:document-statistic meta:table-count="0" meta:image-count="2" meta:object-count="0" meta:page-count="1" meta:paragraph-count="4" meta:word-count="213" meta:character-count="1376" meta:non-whitespace-character-count="1167"/>
  </office:meta>
</office:document-meta>
</file>